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sineWave_8192(16bit)" table:style-name="ta1">
        <table:shapes>
          <draw:frame draw:z-index="0" draw:style-name="gr1" draw:text-style-name="P1" svg:width="1338.26pt" svg:height="482.66pt" svg:x="68.68pt" svg:y="963.01pt">
            <loext:p draw:notify-on-update-of-ranges="'Test_sineWave_8192(16bit)'.A1:'Test_sineWave_8192(16bit)'.A101 'Test_sineWave_8192(16bit)'.B1:'Test_sineWave_8192(16bit)'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3844" calcext:value-type="float">
            <text:p>6384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3837" calcext:value-type="float">
            <text:p>6383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3831" calcext:value-type="float">
            <text:p>6383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3820" calcext:value-type="float">
            <text:p>6382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3803" calcext:value-type="float">
            <text:p>6380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3779" calcext:value-type="float">
            <text:p>6377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3751" calcext:value-type="float">
            <text:p>6375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3711" calcext:value-type="float">
            <text:p>6371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3668" calcext:value-type="float">
            <text:p>6366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3665" calcext:value-type="float">
            <text:p>6366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3711" calcext:value-type="float">
            <text:p>6371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3778" calcext:value-type="float">
            <text:p>6377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3841" calcext:value-type="float">
            <text:p>6384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3923" calcext:value-type="float">
            <text:p>6392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3950" calcext:value-type="float">
            <text:p>6395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3963" calcext:value-type="float">
            <text:p>6396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3971" calcext:value-type="float">
            <text:p>6397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3963" calcext:value-type="float">
            <text:p>6396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3947" calcext:value-type="float">
            <text:p>6394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3889" calcext:value-type="float">
            <text:p>6388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3803" calcext:value-type="float">
            <text:p>6380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3837" calcext:value-type="float">
            <text:p>6383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3896" calcext:value-type="float">
            <text:p>6389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3882" calcext:value-type="float">
            <text:p>6388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3895" calcext:value-type="float">
            <text:p>6389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3902" calcext:value-type="float">
            <text:p>6390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3906" calcext:value-type="float">
            <text:p>6390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3901" calcext:value-type="float">
            <text:p>6390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3896" calcext:value-type="float">
            <text:p>63896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3884" calcext:value-type="float">
            <text:p>63884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3882" calcext:value-type="float">
            <text:p>6388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3879" calcext:value-type="float">
            <text:p>63879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3848" calcext:value-type="float">
            <text:p>6384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3846" calcext:value-type="float">
            <text:p>63846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3848" calcext:value-type="float">
            <text:p>63848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3879" calcext:value-type="float">
            <text:p>63879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63848" calcext:value-type="float">
            <text:p>63848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63853" calcext:value-type="float">
            <text:p>63853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63895" calcext:value-type="float">
            <text:p>63895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63891" calcext:value-type="float">
            <text:p>63891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63782" calcext:value-type="float">
            <text:p>63782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63678" calcext:value-type="float">
            <text:p>63678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63597" calcext:value-type="float">
            <text:p>63597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63580" calcext:value-type="float">
            <text:p>63580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63617" calcext:value-type="float">
            <text:p>63617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63682" calcext:value-type="float">
            <text:p>63682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63748" calcext:value-type="float">
            <text:p>63748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63799" calcext:value-type="float">
            <text:p>63799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63826" calcext:value-type="float">
            <text:p>63826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63817" calcext:value-type="float">
            <text:p>63817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63759" calcext:value-type="float">
            <text:p>63759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63805" calcext:value-type="float">
            <text:p>63805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63898" calcext:value-type="float">
            <text:p>63898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63909" calcext:value-type="float">
            <text:p>63909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63929" calcext:value-type="float">
            <text:p>63929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63943" calcext:value-type="float">
            <text:p>63943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63949" calcext:value-type="float">
            <text:p>63949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63954" calcext:value-type="float">
            <text:p>63954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63953" calcext:value-type="float">
            <text:p>63953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63946" calcext:value-type="float">
            <text:p>63946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63939" calcext:value-type="float">
            <text:p>63939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63934" calcext:value-type="float">
            <text:p>63934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63922" calcext:value-type="float">
            <text:p>63922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63917" calcext:value-type="float">
            <text:p>63917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63913" calcext:value-type="float">
            <text:p>63913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63908" calcext:value-type="float">
            <text:p>63908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63904" calcext:value-type="float">
            <text:p>63904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63898" calcext:value-type="float">
            <text:p>63898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63897" calcext:value-type="float">
            <text:p>63897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63895" calcext:value-type="float">
            <text:p>63895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63891" calcext:value-type="float">
            <text:p>6389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63883" calcext:value-type="float">
            <text:p>63883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63815" calcext:value-type="float">
            <text:p>63815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63725" calcext:value-type="float">
            <text:p>63725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63604" calcext:value-type="float">
            <text:p>63604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63495" calcext:value-type="float">
            <text:p>63495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63460" calcext:value-type="float">
            <text:p>6346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63524" calcext:value-type="float">
            <text:p>63524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63641" calcext:value-type="float">
            <text:p>6364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63760" calcext:value-type="float">
            <text:p>63760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63930" calcext:value-type="float">
            <text:p>63930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63977" calcext:value-type="float">
            <text:p>63977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63979" calcext:value-type="float">
            <text:p>63979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63988" calcext:value-type="float">
            <text:p>63988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64049" calcext:value-type="float">
            <text:p>64049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64011" calcext:value-type="float">
            <text:p>64011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63890" calcext:value-type="float">
            <text:p>63890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63946" calcext:value-type="float">
            <text:p>63946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63924" calcext:value-type="float">
            <text:p>63924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63902" calcext:value-type="float">
            <text:p>63902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63908" calcext:value-type="float">
            <text:p>63908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63922" calcext:value-type="float">
            <text:p>63922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63926" calcext:value-type="float">
            <text:p>63926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63923" calcext:value-type="float">
            <text:p>63923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63934" calcext:value-type="float">
            <text:p>6393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63936" calcext:value-type="float">
            <text:p>63936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63931" calcext:value-type="float">
            <text:p>63931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63931" calcext:value-type="float">
            <text:p>63931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63921" calcext:value-type="float">
            <text:p>6392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63914" calcext:value-type="float">
            <text:p>63914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63902" calcext:value-type="float">
            <text:p>63902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63897" calcext:value-type="float">
            <text:p>63897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63884" calcext:value-type="float">
            <text:p>63884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63879" calcext:value-type="float">
            <text:p>63879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63853" calcext:value-type="float">
            <text:p>63853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63853" calcext:value-type="float">
            <text:p>63853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49407" calcext:value-type="float">
            <text:p>49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3:10:13.669847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6T13:11:04.245489527</dc:date>
    <meta:editing-duration>PT7M4S</meta:editing-duration>
    <meta:editing-cycles>2</meta:editing-cycles>
    <meta:generator>LibreOffice/5.1.6.2$Linux_X86_64 LibreOffice_project/10m0$Build-2</meta:generator>
    <meta:document-statistic meta:table-count="1" meta:cell-count="16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7.212cm" svg:height="17.028cm" xlink:href=".." xlink:type="simple" chart:class="chart:scatter" chart:style-name="ch1">
        <chart:legend chart:legend-position="end" svg:x="44.36cm" svg:y="8.215cm" style:legend-expansion="high" chart:style-name="ch2"/>
        <chart:plot-area chart:style-name="ch3" table:cell-range-address="'Test_sineWave_8192(16bit)'.A1:'Test_sineWave_8192(16bit)'.B101" svg:x="0.944cm" svg:y="0.34cm" svg:width="42.472cm" svg:height="16.348cm">
          <chartooo:coordinate-region svg:x="2.121cm" svg:y="0.539cm" svg:width="41.015cm" svg:height="15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_sineWave_8192(16bit)'.B1:'Test_sineWave_8192(16bit)'.B101" chart:class="chart:scatter">
            <chart:domain table:cell-range-address="'Test_sineWave_8192(16bit)'.A1:'Test_sineWave_8192(16bit)'.A10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st_sineWave_8192(16bit)'.A1:'Test_sineWave_8192(16bit)'.A101</svg:desc>
                </draw:g>
              </table:table-cell>
              <table:table-cell office:value-type="float" office:value="65535">
                <text:p>65535</text:p>
                <draw:g>
                  <svg:desc>'Test_sineWave_8192(16bit)'.B1:'Test_sineWave_8192(16bit)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